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cf5ed"/>
    </style:style>
    <style:style style:name="P2" style:family="paragraph" style:parent-style-name="Standard">
      <style:paragraph-properties fo:text-align="justify" style:justify-single-word="false"/>
      <style:text-properties officeooo:paragraph-rsid="00115100"/>
    </style:style>
    <style:style style:name="P3" style:family="paragraph" style:parent-style-name="Standard">
      <style:paragraph-properties fo:text-align="justify" style:justify-single-word="false"/>
      <style:text-properties officeooo:paragraph-rsid="001312ee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4a6e" officeooo:paragraph-rsid="000e4a6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8793" officeooo:paragraph-rsid="000f879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f93e2" officeooo:paragraph-rsid="000f93e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15100" officeooo:paragraph-rsid="0011510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322fa" officeooo:paragraph-rsid="001322f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37d5c" officeooo:paragraph-rsid="00137d5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312ee" officeooo:paragraph-rsid="001312ee"/>
    </style:style>
    <style:style style:name="T1" style:family="text">
      <style:text-properties officeooo:rsid="000e4a6e"/>
    </style:style>
    <style:style style:name="T2" style:family="text">
      <style:text-properties officeooo:rsid="000f93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100" style:font-weight-asian="bold" style:font-weight-complex="bold"/>
    </style:style>
    <style:style style:name="T5" style:family="text">
      <style:text-properties fo:font-weight="bold" officeooo:rsid="0011829b" style:font-weight-asian="bold" style:font-weight-complex="bold"/>
    </style:style>
    <style:style style:name="T6" style:family="text">
      <style:text-properties fo:font-weight="bold" officeooo:rsid="001312e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: Análise e Desenvolvimento de Sistemas</text:p>
      <text:p text:style-name="P1">Disciplina: Análise e Projeto de Sistemas II</text:p>
      <text:p text:style-name="P1">Professor: Raul Andrade</text:p>
      <text:p text:style-name="P1">Equipe: <text:span text:style-name="T1">Mailton Olinto de Olveira Lemos </text:span></text:p>
      <text:p text:style-name="P1"/>
      <text:p text:style-name="P1">Exercício 03</text:p>
      <text:p text:style-name="P1"/>
      <text:p text:style-name="P1">1) Uma aplicaçao de gestao academica possui uma classe chamada SistemaAcademico, que concentra metodos para cadastrar alunos, calcular medias, emitir relatorios, enviar notificaçoes por e-mail e processar pagamentos. Essa classe possui mais de 3.000 linhas de codigo. Discuta quais code smells estao evidentes nesse caso, quais tecnicas de refatoraçao seriam adequadas para corrigir</text:p>
      <text:p text:style-name="P1">esse problema e como isso impactaria a manutençao futura do sistema.</text:p>
      <text:p text:style-name="P1"/>
      <text:p text:style-name="P4">R: Esse caso possui o “God CLass”, na qual detém responsabilidades em excesso, dificultando sua visualização, entendimento e manutenção. Você pode começar utilizando a Extract Class, pegando grupos coesos de métodos e atributos para criar novas classes. Utilizar essa refatoração facilita o entendimento do código, além de facilitar a manutenção e evolução do software.</text:p>
      <text:p text:style-name="P4"/>
      <text:p text:style-name="P1">2) Uma equipe detectou que as regras de calculo de frete foram implementadas em tres lugares diferentes do sistema: no modulo de carrinho de compras, no modulo de calculo de preço final e no modulo de relatorios. Descreva as desvantagens de manter esse codigo duplicado. Proponha um plano de refatoraçao para unificar essas regras, justificando as escolhas tecnicas e destacando como isso ajuda a reduzir erros no futuro.</text:p>
      <text:p text:style-name="P1"/>
      <text:p text:style-name="P5">R: O código duplicado gera maior complexidade na manutenibilidade e compreensão, pois o que deveria ser só um para se compreender e cuidar, nesse caso são três. Isso gera muitos gastos de tempo e dinheiro.</text:p>
      <text:p text:style-name="P5">Refatorações: </text:p>
      <text:p text:style-name="P5">Extract Method que elimina as duplicatas, concentrando-as num único método que é chamado nas partes necessárias do código;</text:p>
      <text:p text:style-name="P5">Extract Class que elimina as duplicatas, caso também sejam de classe (atributos e métodos).</text:p>
      <text:p text:style-name="P5"/>
      <text:p text:style-name="P1">3) Uma funçao gerarRelatorioFinanceiro(int mes, int ano, String usuario, String departamento, String formato, boolean detalhado, boolean incluirImpostos, boolean ordenarPorData) possui oito parametros, muitos deles booleanos. Analise os problemas dessa abordagem e proponha alternativas de refatoraçao. Explique como suas propostas melhoram a clareza da API e a manutenibilidade do codigo.</text:p>
      <text:p text:style-name="P1"/>
      <text:p text:style-name="P5">R: <text:span text:style-name="T2">A lista de parâmetros está muito longa podendo gerar um excesso de responsabilidades para a função. Uma dificuldade comum que encontro é na utilização do boolean no próprio código: acertar o true e o false, tantos assim poderiam agravar a dificuldade de quem fosse ler.</text:span></text:p>
      <text:p text:style-name="P6">Refatoração: </text:p>
      <text:p text:style-name="P6">Introduce parameter object que agrupa os parâmetros relacionados em uma nova classe.</text:p>
      <text:p text:style-name="P6">Isso vai diminuir a complexidade do código, evitando possíveis confusões.</text:p>
      <text:p text:style-name="P6"/>
      <text:p text:style-name="P1">4) Um sistema de folha de pagamento contem metodos com condicionais aninhadas do tipo:</text:p>
      <text:p text:style-name="P1"/>
      <text:p text:style-name="P1">if (funcionario.getCargo().equals("Gerente")) {</text:p>
      <text:p text:style-name="P1"><text:s text:c="3"/>if (funcionario.getTempoDeServico() &gt; 5) {</text:p>
      <text:p text:style-name="P1"><text:s text:c="6"/>if(funcionario.getDepartamento().equals("Financeiro"))</text:p>
      <text:p text:style-name="P1"><text:s text:c="9"/>{</text:p>
      <text:p text:style-name="P1"><text:soft-page-break/><text:s text:c="5"/>// cálculo de bônus especial</text:p>
      <text:p text:style-name="P1"><text:s text:c="9"/>}</text:p>
      <text:p text:style-name="P1"><text:s text:c="3"/>}</text:p>
      <text:p text:style-name="P1">}</text:p>
      <text:p text:style-name="P1"/>
      <text:p text:style-name="P1">Discuta como esse trecho pode ser refatorado para reduzir complexidade, aumentar clareza e facilitar futuras alteraçoes nas regras de negocio.</text:p>
      <text:p text:style-name="P1"/>
      <text:p text:style-name="P7">R: Condicionais aninhadas em sequência dificulta a leitura do código.</text:p>
      <text:p text:style-name="P2"><text:span text:style-name="T4">Refatoração: </text:span><text:span text:style-name="T3">Replace Conditional with Guard Clauses, </text:span><text:span text:style-name="T5">separando os ifs aninhados, facilitando a leitura e manutenibilidade.</text:span></text:p>
      <text:p text:style-name="P1"/>
      <text:p text:style-name="P1">5) Em um projeto, identificou-se metodos com nomes genericos como doIt(), process() e variaveis como a, x1, temp. A equipe argumenta que a funcionalidade esta correta, logo nao ha necessidade de mudanças. Explique por que a refatoraçao ainda seria necessaria nesse caso. Argumente como a clareza semantica influencia a manutençao do software, a curva de aprendizado de novos desenvolvedores e a comunicaçao na equipe.</text:p>
      <text:p text:style-name="P1"/>
      <text:p text:style-name="P3"><text:span text:style-name="T6">R: Nomes genéricos não contam o que o software precisa fazer. Todo o software precisa ser mantido, muitas vezes por gente que não participou de sua construção. Palavras genéricas em atributos, métodos e funções, podem confundir aqueles que vão evoluir o software e em lugares <text:s/>críticos. </text:span></text:p>
      <text:p text:style-name="P10"><text:span text:style-name="T3">Refatorar iria trazer maior segurança e simplicidade na hora de manter e evoluir o software, pois não seria necessário adivinhar o que significariam os nomes das variantes.</text:span></text:p>
      <text:p text:style-name="P10"><text:span text:style-name="T3"/></text:p>
      <text:p text:style-name="P3"><text:span text:style-name="T6"/></text:p>
      <text:p text:style-name="P1">6) Em um sistema de controle de estoque, o calculo de valor total de um pedido aparece identico em tres classes distintas (Pedido, CarrinhoDeCompras e RelatorioFinanceiro). Esse cenario caracteriza o bad smell “codigo duplicado”.</text:p>
      <text:p text:style-name="P1"/>
      <text:p text:style-name="P1">a) Explique por que esse tipo de duplicaçao compromete a manutençao do software.</text:p>
      <text:p text:style-name="P1"/>
      <text:p text:style-name="P8">R: O problema se espalha a vários cantos do software, quando o software precisa ser consertado ou evoluído, você tem trabalho em dobro para cuidar de cada parte em que ele foi duplicado.</text:p>
      <text:p text:style-name="P8"/>
      <text:p text:style-name="P1">b) Indique qual(is) tecnica(s) de refatoraçao poderiam ser aplicadas, entre as listadas, e justifique sua escolha.</text:p>
      <text:p text:style-name="P1"/>
      <text:p text:style-name="P8">R: Exctract Method, pois eu poderia pegar as duplicatas e concentrar em um único método. Sempre que eu quiser eu poderia chamá-lo. Para momentos de manutenção e evolução do software, ter o código em um único lugar, seria muito mais fácil.</text:p>
      <text:p text:style-name="P8"/>
      <text:p text:style-name="P1">7) Um metodo da classe RelatorioFinanceiro acessa intensamente atributos da classe Funcionario, realizando calculos de bonus e descontos, em vez de delegar essa logica para a propria classe Funcionario. Esse e um exemplo do bad smell “inveja dos dados”.</text:p>
      <text:p text:style-name="P1"/>
      <text:p text:style-name="P1">a) Explique os riscos desse tipo de implementaçao.</text:p>
      <text:p text:style-name="P1"/>
      <text:p text:style-name="P9">R: Há um problema de encapsulamento aqui. Cada classe e cada função que faça seus devidos trabalhos, mas esse sistema parece ter um sério problema de modelagem. </text:p>
      <text:p text:style-name="P1"><text:soft-page-break/>b) Aponte refatoraçoes adequadas para esse caso (por exemplo, “Move Method” ou “Extract Class”) e discuta os benefícios de aplica-las.</text:p>
      <text:p text:style-name="P1"/>
      <text:p text:style-name="P9">R: Move Method: eu poderia pegar os cálculos e colocar em Funcionario.</text:p>
      <text:p text:style-name="P9">Exctract Class: eu poderia criar uma classe e concentrar essas responsabilidades.</text:p>
      <text:p text:style-name="P1"/>
      <text:p text:style-name="P1">8) Analise o projeto Locadora, <text:a xlink:type="simple" xlink:href="https://github.com/raulandrade/apsii" text:style-name="Internet_20_link" text:visited-style-name="Visited_20_Internet_20_Link">https://github.com/raulandrade/apsii</text:a> disponível no repositorio</text:p>
      <text:p text:style-name="P1"/>
      <text:p text:style-name="P1">a) Realize pelo menos duas refatoraçoes no codigo, justificando as escolhas.</text:p>
      <text:p text:style-name="P1">b) Publique a versao refatorada em seu repositorio no GitHu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3:24:16.220467531</meta:creation-date>
    <dc:date>2025-09-22T14:37:49.183516106</dc:date>
    <meta:editing-duration>PT44M10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3" meta:paragraph-count="47" meta:word-count="894" meta:character-count="5997" meta:non-whitespace-character-count="5109"/>
  </office:meta>
</office:document-meta>
</file>